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201000000C8000000C8C1EA96C9D1DC3AA0.png" manifest:media-type="image/png"/>
  <manifest:file-entry manifest:full-path="Pictures/1000000000000384000001FB2696D0EE7C65455A.png" manifest:media-type="image/png"/>
  <manifest:file-entry manifest:full-path="Pictures/100002010000014F00000029036E22F1B5325C88.png" manifest:media-type="image/png"/>
  <manifest:file-entry manifest:full-path="Pictures/1000000000000020000000204B249CA79A42C6D7.png" manifest:media-type="image/png"/>
  <manifest:file-entry manifest:full-path="Pictures/1000000000000780000002357FA4B87E19D38601.png" manifest:media-type="image/png"/>
  <manifest:file-entry manifest:full-path="Pictures/1000000000000CEC000009B14875E66B9DEA57F2.png" manifest:media-type="image/png"/>
  <manifest:file-entry manifest:full-path="Pictures/100002010000017F0000013188D0BF8E46805362.png" manifest:media-type="image/png"/>
  <manifest:file-entry manifest:full-path="Pictures/10000201000001900000002D254D8B19FB24C912.png" manifest:media-type="image/png"/>
  <manifest:file-entry manifest:full-path="Pictures/10000201000002F7000000B79D3010ACD0E02FC2.png" manifest:media-type="image/png"/>
  <manifest:file-entry manifest:full-path="Pictures/10000201000000F7000000A5C3B5E065633CA593.png" manifest:media-type="image/png"/>
  <manifest:file-entry manifest:full-path="Pictures/100002010000010A00000047891E58B80AB5C44D.png" manifest:media-type="image/png"/>
  <manifest:file-entry manifest:full-path="Pictures/1000020100000318000000F08EB0A9D94A46D88C.png" manifest:media-type="image/png"/>
  <manifest:file-entry manifest:full-path="Pictures/10000201000000EB000000F459F7B4EA80044FF9.png" manifest:media-type="image/png"/>
  <manifest:file-entry manifest:full-path="Pictures/10000201000002630000013837E8FF4FFD24965E.png" manifest:media-type="image/png"/>
  <manifest:file-entry manifest:full-path="Pictures/10000201000000FD000000F3FCD2E7E92D8A2583.png" manifest:media-type="image/png"/>
  <manifest:file-entry manifest:full-path="Pictures/10000201000003E50000013310CD42A49CA21767.png" manifest:media-type="image/png"/>
  <manifest:file-entry manifest:full-path="Pictures/10000201000001D0000001387CCAA5A16E27F59D.png" manifest:media-type="image/png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meta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DejaVu Sans1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Обычный_5f_8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8.093cm"/>
      <style:paragraph-properties style:writing-mode="lr-tb"/>
    </style:style>
    <style:style style:name="gr13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5.35cm"/>
      <style:paragraph-properties style:writing-mode="lr-tb"/>
    </style:style>
    <style:style style:name="gr14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5" style:family="graphic" style:parent-style-name="standard">
      <style:graphic-properties draw:stroke="none" draw:fill="none" fo:min-height="0.739cm"/>
      <style:paragraph-properties style:writing-mode="lr-tb"/>
    </style:style>
    <style:style style:name="gr16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7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gr1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subtitle">
      <style:graphic-properties draw:fill-color="#ffffff" fo:min-height="1.981cm"/>
      <style:paragraph-properties style:writing-mode="lr-tb"/>
    </style:style>
    <style:style style:name="pr6" style:family="presentation" style:parent-style-name="Inspiration-subtitle">
      <style:graphic-properties draw:fill-color="#ffffff" fo:min-height="5.716cm"/>
      <style:paragraph-properties style:writing-mode="lr-tb"/>
    </style:style>
    <style:style style:name="pr7" style:family="presentation" style:parent-style-name="Inspiration-subtitle">
      <style:graphic-properties draw:fill-color="#ffffff" fo:min-height="12.706cm"/>
      <style:paragraph-properties style:writing-mode="lr-tb"/>
    </style:style>
    <style:style style:name="pr8" style:family="presentation" style:parent-style-name="Inspiration-subtitle">
      <style:graphic-properties draw:fill-color="#ffffff" fo:min-height="5.277cm"/>
      <style:paragraph-properties style:writing-mode="lr-tb"/>
    </style:style>
    <style:style style:name="pr9" style:family="presentation" style:parent-style-name="Inspiration-title">
      <style:graphic-properties fo:min-height="1.743cm"/>
      <style:paragraph-properties style:writing-mode="lr-tb"/>
    </style:style>
    <style:style style:name="pr10" style:family="presentation" style:parent-style-name="Inspiration-title">
      <style:graphic-properties fo:min-height="1.763cm"/>
      <style:paragraph-properties style:writing-mode="lr-tb"/>
    </style:style>
    <style:style style:name="pr11" style:family="presentation" style:parent-style-name="Inspiration-title">
      <style:graphic-properties fo:min-height="1.363cm"/>
      <style:paragraph-properties style:writing-mode="lr-tb"/>
    </style:style>
    <style:style style:name="pr12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4" style:family="paragraph">
      <loext:graphic-properties draw:fill="none"/>
      <style:paragraph-properties style:writing-mode="lr-tb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7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7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0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1" style:family="text">
      <style:text-properties style:text-position="-33% 58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2" style:family="text">
      <style:text-properties style:text-position="0% 100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3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2" style:family="text">
      <style:text-properties fo:font-size="20pt" style:text-underline-style="none" style:font-size-asian="20pt" style:font-size-complex="20pt"/>
    </style:style>
    <style:style style:name="T2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Свёрточные нейронные сети.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одель нейрона</text:span></text:p>
          </draw:text-box>
        </draw:frame>
        <draw:frame draw:style-name="gr2" draw:text-style-name="P3" draw:layer="layout" svg:width="13.365cm" svg:height="2.525cm" svg:x="1.835cm" svg:y="6.6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7"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13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3" draw:layer="layout" svg:width="7.968cm" svg:height="2.292cm" svg:x="13.8cm" svg:y="17.1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15" draw:layer="layout" svg:width="7.2cm" svg:height="0.989cm" svg:x="16.6cm" svg:y="16cm">
          <draw:text-box>
            <text:p><text:span text:style-name="T6">состояние нейрона</text:span></text:p>
          </draw:text-box>
        </draw:frame>
        <draw:frame draw:style-name="gr11" draw:text-style-name="P13" draw:layer="layout" svg:width="6.2cm" svg:height="4.937cm" svg:x="18cm" svg:y="10cm">
          <draw:image xlink:href="Pictures/100002010000017F0000013188D0BF8E468053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Свёрточные сети</text:span></text:p>
          </draw:text-box>
        </draw:frame>
        <draw:frame draw:style-name="gr11" draw:text-style-name="P13" draw:layer="layout" svg:width="20.081cm" svg:height="4.841cm" svg:x="1.919cm" svg:y="15.2cm">
          <draw:image xlink:href="Pictures/10000201000002F7000000B79D3010ACD0E02FC2.png" xlink:type="simple" xlink:show="embed" xlink:actuate="onLoad" draw:mime-type="image/png">
            <text:p/>
          </draw:image>
        </draw:frame>
        <draw:frame presentation:style-name="pr5" draw:text-style-name="P18" draw:layer="layout" svg:width="24.8cm" svg:height="1.981cm" svg:x="1cm" svg:y="13.219cm">
          <draw:text-box>
            <text:p text:style-name="P17"><text:span text:style-name="T14">Y. LeCun, B. Boser, J. S. Denker, D. Henderson, R. E. Howard, W. Hubbard and L. D. Jackel: Backpropagation Applied to Handwritten Zip Code Recognition, Neural Computation, 1(4):541-551, Winter 1989.</text:span></text:p>
          </draw:text-box>
        </draw:frame>
        <draw:frame presentation:style-name="pr5" draw:text-style-name="P18" draw:layer="layout" svg:width="24.8cm" svg:height="1.981cm" svg:x="1.2cm" svg:y="5.2cm">
          <draw:text-box>
            <text:p text:style-name="P17"><text:span text:style-name="T14">Fukushima, Neocognitron (1980). "A self-organizing neural network model for a mechanism of pattern recognition unaffected by shift in position". Biological Cybernetics. 36 (4): 193–202. doi:10.1007/bf00344251.</text:span></text:p>
          </draw:text-box>
        </draw:frame>
        <draw:frame draw:style-name="gr11" draw:text-style-name="P13" draw:layer="layout" svg:width="6.534cm" svg:height="4.365cm" svg:x="7.466cm" svg:y="7.235cm">
          <draw:image xlink:href="Pictures/10000201000000F7000000A5C3B5E065633CA5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Операция свёртки</text:span></text:p>
          </draw:text-box>
        </draw:frame>
        <draw:frame presentation:style-name="pr6" draw:text-style-name="P19" draw:layer="layout" svg:width="25.2cm" svg:height="5.716cm" svg:x="1.6cm" svg:y="13.743cm">
          <draw:text-box>
            <text:p text:style-name="P17"><text:span text:style-name="T15">g -ядро свёртки</text:span></text:p>
            <text:p text:style-name="P17"><text:span text:style-name="T15"/></text:p>
            <text:p text:style-name="P17"><text:span text:style-name="T15">- берём точку с окрестностью,</text:span></text:p>
            <text:p text:style-name="P17"><text:span text:style-name="T15">- поэлементно умножаем эту матрицу на ядро, результат суммируется и записывается как новое значение данной точки</text:span></text:p>
            <text:p text:style-name="P17"><text:span text:style-name="T15">- процедура повторяется для всех точек изображения.</text:span></text:p>
            <text:p text:style-name="P17"><text:span text:style-name="T15"/></text:p>
          </draw:text-box>
        </draw:frame>
        <draw:frame draw:style-name="gr11" draw:text-style-name="P13" draw:layer="layout" svg:width="20.954cm" svg:height="6.349cm" svg:x="2.8cm" svg:y="7cm">
          <draw:image xlink:href="Pictures/1000020100000318000000F08EB0A9D94A46D88C.png" xlink:type="simple" xlink:show="embed" xlink:actuate="onLoad" draw:mime-type="image/png">
            <text:p/>
          </draw:image>
        </draw:frame>
        <draw:frame draw:style-name="gr11" draw:text-style-name="P13" draw:layer="layout" svg:width="10.582cm" svg:height="1.19cm" svg:x="7.618cm" svg:y="5.41cm">
          <draw:image xlink:href="Pictures/10000201000001900000002D254D8B19FB24C9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20" draw:layer="layout" svg:width="16cm" svg:height="12.706cm" svg:x="7cm" svg:y="4.27cm" presentation:class="subtitle" presentation:user-transformed="true">
          <draw:text-box>
            <text:p text:style-name="P17"><text:span text:style-name="T5">примеры ядер свёртки</text:span></text:p>
            <text:p text:style-name="P17"><text:span text:style-name="T5"/></text:p>
            <text:p text:style-name="P17"><text:span text:style-name="T16"/></text:p>
            <text:p text:style-name="P17"><text:span text:style-name="T16">копирование (без изменений)</text:span></text:p>
            <text:p text:style-name="P17"><text:span text:style-name="T16"><text:s text:c="4"/></text:span></text:p>
            <text:p text:style-name="P17"><text:span text:style-name="T16"><text:s text:c="2"/></text:span></text:p>
            <text:p text:style-name="P17"><text:span text:style-name="T16"/></text:p>
            <text:p text:style-name="P17"><text:span text:style-name="T16"/></text:p>
            <text:p text:style-name="P17"><text:span text:style-name="T16">сдвиг влево на 1 пиксел</text:span></text:p>
            <text:p text:style-name="P17"><text:span text:style-name="T16"><text:s text:c="6"/></text:span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>сглаживание или усреднение по окрестности (box ﬁlter)</text:span></text:p>
          </draw:text-box>
        </draw:frame>
        <draw:frame draw:style-name="gr2" draw:text-style-name="P3" draw:layer="layout" svg:width="4.963cm" svg:height="3.112cm" svg:x="1.836cm" svg:y="6.6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4.963cm" svg:height="3.111cm" svg:x="1.837cm" svg:y="10.2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3" draw:layer="layout" svg:width="4.82cm" svg:height="3.111cm" svg:x="1.637cm" svg:y="14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8" draw:text-style-name="P20" draw:layer="layout" svg:width="16cm" svg:height="5.277cm" svg:x="7cm" svg:y="5.323cm" presentation:class="subtitle" presentation:user-transformed="true">
          <draw:text-box>
            <text:p text:style-name="P17"><text:span text:style-name="T5">примеры ядер свёртки</text:span></text:p>
            <text:p text:style-name="P17"><text:span text:style-name="T5"/></text:p>
            <text:p text:style-name="P17"><text:span text:style-name="T16"/></text:p>
            <text:p text:style-name="P17"><text:span text:style-name="T16"/></text:p>
            <text:p text:style-name="P17"><text:span text:style-name="T16">сглаживание или усреднение по окрестности (box ﬁlter)</text:span></text:p>
          </draw:text-box>
        </draw:frame>
        <draw:frame draw:style-name="gr2" draw:text-style-name="P3" draw:layer="layout" svg:width="4.82cm" svg:height="3.111cm" svg:x="1.6cm" svg:y="8.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1" draw:text-style-name="P13" draw:layer="layout" svg:width="6.217cm" svg:height="6.455cm" svg:x="4.183cm" svg:y="13.045cm">
          <draw:image xlink:href="Pictures/10000201000000EB000000F459F7B4EA80044FF9.png" xlink:type="simple" xlink:show="embed" xlink:actuate="onLoad" draw:mime-type="image/png">
            <text:p/>
          </draw:image>
        </draw:frame>
        <draw:frame draw:style-name="gr11" draw:text-style-name="P13" draw:layer="layout" svg:width="6.693cm" svg:height="6.428cm" svg:x="14.4cm" svg:y="13.172cm">
          <draw:image xlink:href="Pictures/10000201000000FD000000F3FCD2E7E92D8A25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2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21" draw:layer="layout" svg:width="11.7cm" svg:height="8.343cm" svg:x="2.2cm" svg:y="4cm">
          <draw:text-box>
            <text:p text:style-name="P3"><text:span text:style-name="T17">Свёрточная сеть</text:span></text:p>
            <text:p text:style-name="P3"><text:span text:style-name="T18"/></text:p>
            <text:p text:style-name="P17"><text:span text:style-name="T18">свёрточный слой (convolution)</text:span></text:p>
            <text:p text:style-name="P17"><text:span text:style-name="T18"/></text:p>
            <text:p text:style-name="P17"><text:span text:style-name="T18">слой подвыборки (subsumpling) </text:span></text:p>
            <text:p text:style-name="P17"><text:span text:style-name="T18"/></text:p>
            <text:p text:style-name="P17"><text:span text:style-name="T18">cлой MLP</text:span></text:p>
          </draw:text-box>
        </draw:frame>
        <draw:frame draw:style-name="gr11" draw:text-style-name="P13" draw:layer="layout" svg:width="26.378cm" svg:height="8.122cm" svg:x="0.822cm" svg:y="10.2cm">
          <draw:image xlink:href="Pictures/10000201000003E50000013310CD42A49CA217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text-style-name="P2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21" draw:layer="layout" svg:width="11.7cm" svg:height="8.343cm" svg:x="15cm" svg:y="5.657cm">
          <draw:text-box>
            <text:p text:style-name="P3"><text:span text:style-name="T17">Свёрточный слой</text:span></text:p>
            <text:p text:style-name="P3"><text:span text:style-name="T18"/></text:p>
            <text:p text:style-name="P17"><text:span text:style-name="T18">n ядер</text:span></text:p>
            <text:p text:style-name="P17"><text:span text:style-name="T18">выполняем свёртку</text:span></text:p>
            <text:p text:style-name="P17"><text:span text:style-name="T18">получаем n карт признаков </text:span></text:p>
          </draw:text-box>
        </draw:frame>
        <draw:frame draw:style-name="gr11" draw:text-style-name="P13" draw:layer="layout" svg:width="7.037cm" svg:height="1.878cm" svg:x="2.563cm" svg:y="7.122cm">
          <draw:image xlink:href="Pictures/100002010000010A00000047891E58B80AB5C44D.png" xlink:type="simple" xlink:show="embed" xlink:actuate="onLoad" draw:mime-type="image/png">
            <text:p/>
          </draw:image>
        </draw:frame>
        <draw:frame draw:style-name="gr11" draw:text-style-name="P13" draw:layer="layout" svg:width="12.276cm" svg:height="8.254cm" svg:x="2cm" svg:y="11.2cm">
          <draw:image xlink:href="Pictures/10000201000001D0000001387CCAA5A16E27F5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9" draw:text-style-name="P2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3" draw:text-style-name="P23" draw:layer="layout" svg:width="23.9cm" svg:height="5.6cm" svg:x="1.2cm" svg:y="3.8cm">
          <draw:text-box>
            <text:p text:style-name="P22"><text:span text:style-name="T17">слой подвыборки (subsumpling)</text:span></text:p>
            <text:p text:style-name="P22"><text:span text:style-name="T19"/></text:p>
            <text:p text:style-name="P22"><text:span text:style-name="T19">уменьшение размера входной карты признаков (обычно в 2 раза). методом выбора максимального элемента (max-pooling) </text:span></text:p>
            <text:p text:style-name="P22"><text:span text:style-name="T19"/></text:p>
            <text:p text:style-name="P22"><text:span text:style-name="T19">карта признаков разделяется на ячейки 2х2 элемента</text:span></text:p>
            <text:p text:style-name="P22"><text:span text:style-name="T19">из ячеек выбираем максимальные по значению</text:span></text:p>
          </draw:text-box>
        </draw:frame>
        <draw:frame draw:style-name="gr11" draw:text-style-name="P13" draw:layer="layout" svg:width="16.165cm" svg:height="8.254cm" svg:x="2.035cm" svg:y="11.546cm">
          <draw:image xlink:href="Pictures/10000201000002630000013837E8FF4FFD24965E.png" xlink:type="simple" xlink:show="embed" xlink:actuate="onLoad" draw:mime-type="image/png">
            <text:p/>
          </draw:image>
        </draw:frame>
        <draw:frame draw:style-name="gr11" draw:text-style-name="P13" draw:layer="layout" svg:width="8.863cm" svg:height="1.084cm" svg:x="8.537cm" svg:y="9.6cm">
          <draw:image xlink:href="Pictures/100002010000014F00000029036E22F1B5325C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9" draw:text-style-name="P2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4" draw:text-style-name="P23" draw:layer="layout" svg:width="11.4cm" svg:height="1.6cm" svg:x="1.2cm" svg:y="3.8cm">
          <draw:text-box>
            <text:p text:style-name="P22"><text:span text:style-name="T17">VGG-16</text:span></text:p>
          </draw:text-box>
        </draw:frame>
        <draw:frame draw:style-name="gr11" draw:text-style-name="P13" draw:layer="layout" svg:width="23.812cm" svg:height="13.413cm" svg:x="1.8cm" svg:y="5.587cm">
          <draw:image xlink:href="Pictures/1000000000000384000001FB2696D0EE7C65455A.png" xlink:type="simple" xlink:show="embed" xlink:actuate="onLoad" draw:mime-type="image/png">
            <text:p/>
          </draw:image>
        </draw:frame>
        <draw:frame draw:style-name="gr15" draw:text-style-name="P24" draw:layer="layout" svg:width="15.894cm" svg:height="0.989cm" svg:x="0.706cm" svg:y="19.411cm">
          <draw:text-box>
            <text:p>https://neurohive.io/en/popular-networks/vgg16/</text:p>
          </draw:text-box>
        </draw:frame>
        <draw:frame draw:style-name="gr15" draw:text-style-name="P24" draw:layer="layout" svg:width="11.657cm" svg:height="0.989cm" svg:x="8cm" svg:y="4cm">
          <draw:text-box>
            <text:p>https://arxiv.org/pdf/1409.1556.pdf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9" draw:text-style-name="P2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6" draw:text-style-name="P23" draw:layer="layout" svg:width="11.4cm" svg:height="1.6cm" svg:x="1.2cm" svg:y="3.8cm">
          <draw:text-box>
            <text:p text:style-name="P22"><text:span text:style-name="T17">GoogLeNet</text:span></text:p>
          </draw:text-box>
        </draw:frame>
        <draw:frame draw:style-name="gr11" draw:text-style-name="P13" draw:layer="layout" svg:width="26.118cm" svg:height="8.238cm" svg:x="1cm" svg:y="5.962cm">
          <draw:image xlink:href="Pictures/1000000000000780000002357FA4B87E19D38601.png" xlink:type="simple" xlink:show="embed" xlink:actuate="onLoad" draw:mime-type="image/png">
            <text:p/>
          </draw:image>
        </draw:frame>
        <draw:frame draw:style-name="gr15" draw:text-style-name="P24" draw:layer="layout" svg:width="11.657cm" svg:height="0.989cm" svg:x="1.143cm" svg:y="18.611cm">
          <draw:text-box>
            <text:p>https://arxiv.org/pdf/1409.4842.pdf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0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17" draw:text-style-name="P26" draw:layer="layout" svg:width="25cm" svg:height="12.482cm" svg:x="2cm" svg:y="5.8cm">
          <draw:text-box>
            <text:p><text:span text:style-name="T20">git clone </text:span><text:span text:style-name="T21">https://github.com/mechanoid5/ml_lectorium.git</text:span></text:p>
            <text:p><text:span text:style-name="T20"/></text:p>
            <text:p text:style-name="P25"><text:span text:style-name="T20"/></text:p>
            <text:p text:style-name="P25"><text:span text:style-name="T20">Борисов</text:span><text:span text:style-name="T22"> Е.С. <text:s/>Классификатор изображений на основе свёрточной сети. -- <text:s/></text:span><text:span text:style-name="T22"><text:a xlink:href="http://mechanoid.su/ml-lenet.html" xlink:type="simple">http://mechanoid.su/ml-lenet.html</text:a></text:span></text:p>
            <text:p text:style-name="P25"><text:span text:style-name="T22"/></text:p>
            <text:p text:style-name="P25"><text:span text:style-name="T23"/></text:p>
            <text:p text:style-name="P25"><text:span text:style-name="T20">Николенко С., Кадурин А., Архангельская Е. <text:s/>Глубокое обучение. Погружение в мир нейронных сетей. - "Питер", 2018 г.</text:span></text:p>
            <text:list text:style-name="L2">
              <text:list-header>
                <text:p><text:span text:style-name="T20"/></text:p>
                <text:p><text:span text:style-name="T20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1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12" draw:text-style-name="P27" draw:layer="layout" svg:width="25.199cm" svg:height="15.2cm" svg:x="1.4cm" svg:y="4cm" presentation:class="subtitle" presentation:user-transformed="true">
          <draw:text-box>
            <text:p text:style-name="P3"><text:span text:style-name="T24">Вопросы ?</text:span></text:p>
          </draw:text-box>
        </draw:frame>
        <draw:frame draw:style-name="gr18" draw:text-style-name="P13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DejaVu Sans1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1-06T12:38:32.715478689</dc:date>
    <meta:editing-duration>P1DT23H26M23S</meta:editing-duration>
    <meta:editing-cycles>575</meta:editing-cycles>
    <meta:generator>LibreOffice/7.0.1.2$Linux_X86_64 LibreOffice_project/00$Build-2</meta:generator>
    <meta:document-statistic meta:object-count="126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1 # 0 ## 
0 # 0 # 0 
} right ) </annotation>
  </semantics>
</math>
</file>

<file path=Object 2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0 # 1 ## 
0 # 0 # 0 
} right ) 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5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g = left (  matrix{
1 # 1 # 1 ## 
1 # 1 # 1 ## 
1 # 1 # 1 
} right ) </annotation>
  </semantics>
</math>
</file>

<file path=Object 8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g = left (  matrix{
1 # 1 # 1 ## 
1 # 1 # 1 ## 
1 # 1 # 1 
} right ) </annotation>
  </semantics>
</math>
</file>